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6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Courier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Courier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Courier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Courier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font-name="Courier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18" table:default-cell-style-name="ce4"/>
        <table:table-column table:style-name="co1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>
            <text:p>DMX-A <text:s/>Rev.B <text:s/>Bill of Materials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HAVE?</text:p>
          </table:table-cell>
          <table:table-cell table:style-name="ce7" table:number-columns-repeated="2"/>
          <table:table-cell table:style-name="ce8" table:number-columns-repeated="1015"/>
          <table:table-cell table:style-name="ce10"/>
          <table:table-cell table:style-name="ce11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Capacitor CAP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Capacitor CAP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FCI 54602</text:p>
          </table:table-cell>
          <table:table-cell table:style-name="ce2" office:value-type="string" calcext:value-type="string">
            <text:p>FCI_54602</text:p>
          </table:table-cell>
          <table:table-cell table:style-name="ce2" office:value-type="string" calcext:value-type="string">
            <text:p>RJ45 Unshielded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FCI 54602</text:p>
          </table:table-cell>
          <table:table-cell table:style-name="ce2" office:value-type="string" calcext:value-type="string">
            <text:p>FCI_54602</text:p>
          </table:table-cell>
          <table:table-cell table:style-name="ce2" office:value-type="string" calcext:value-type="string">
            <text:p>RJ45 Unshielded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Molex 53015-0410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Molex MicroBlade 4P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Molex 53015-0310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Molex MicroBlade 3P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5569-02XX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MiniFit Jr. 2-pin</text:p>
          </table:table-cell>
          <table:table-cell table:style-name="ce6" office:value-type="string" calcext:value-type="string">
            <text:p>NE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74HC2G34GV</text:p>
          </table:table-cell>
          <table:table-cell table:style-name="ce2" office:value-type="string" calcext:value-type="string">
            <text:p>TSOP-6</text:p>
          </table:table-cell>
          <table:table-cell table:style-name="ce2" office:value-type="string" calcext:value-type="string">
            <text:p>74HC2G34 - Dual Driv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T485</text:p>
          </table:table-cell>
          <table:table-cell table:style-name="ce2" office:value-type="string" calcext:value-type="string">
            <text:p>SOP08</text:p>
          </table:table-cell>
          <table:table-cell table:style-name="ce2" office:value-type="string" calcext:value-type="string">
            <text:p>RS485 TRANSEIV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1" table:base-cell-address="$Sheet1.$A$1" table:cell-range-address=".$A$3:.$E$13"/>
        <table:named-range table:name="HTML_all" table:base-cell-address="$Sheet1.$A$1" table:cell-range-address=".$A$1:.$E$13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MacOSX_x86 LibreOffice_project/3a87456aaa6a95c63eea1c1b3201acedf0751bd5</meta:generator>
    <dc:date>2015-04-01T15:03:46.534752000</dc:date>
    <meta:editing-duration>P1DT4H1M4S</meta:editing-duration>
    <meta:editing-cycles>2</meta:editing-cycles>
    <meta:document-statistic meta:table-count="1" meta:cell-count="56" meta:object-count="0"/>
  </office:meta>
</office:document-meta>
</file>